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ndardJMeterEngine.cloneTree( ListedHashTree tre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andardJMeterEngine.runTe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andardJMeterEngine.stopTest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ndardJMeterEngine.stop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opTest.Stop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tandardJMeterEngine.getTestTre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JMeterEngine.configure( HashTree testTre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JMeterEngine.ex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topTest.StopTest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ThreadGroup.uncaughtException( Thread t , Throwable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ndardJMeterEngine.register( TestListener t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pTest.run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tandardJMeterEngine.StandardJMeterEng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ndardJMeterEngine.re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andardJMeterEngine.verifyThreadsStopped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tandardJMeterEngine.notifyTestListenersOfEnd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tandardJMeterEngine.stopThreadNow( String threa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JMeterEngine.stopThread( String threadName , boolean now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tandardJMeterEngine.StandardJMeterEngine( String 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yThreadGroup.MyThreadGroup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JMeterEngine.run(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9">
            <text:p text:style-name="Table_20_Contents">19</text:p>
          </table:table-cell>
          <table:table-cell office:value-type="float" office:value="94">
            <text:p text:style-name="Table_20_Contents">94</text:p>
          </table:table-cell>
        </table:table-row>
        <table:table-row>
          <table:table-cell office:value-type="string">
            <text:p text:style-name="Table_20_Contents">StandardJMeterEngine.setProperties( Properties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ndardJMeterEngine.removeThreadGroups( List element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andardJMeterEngine.stopThread( String threa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JMeterEngine.stopEngi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andardJMeterEngine.compileTre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ndardJMeterEngine.notifyTestListenersOfStar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tandardJMeterEngine.tellThreadsToStop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tandardJMeterEngine.stopEngineNow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andardJMeterEngine.threadFinished( JMeterThread threa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andardJMeterEngine.scheduleThread( JMeterThread thread , ThreadGroup group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tandardJMeterEngine.setHost( String 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JMeterEngine.askThreadsTo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JMeterEngine.stopAllThread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